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6e85f" officeooo:paragraph-rsid="0006e85f"/>
    </style:style>
    <style:style style:name="P2" style:family="paragraph" style:parent-style-name="Text_20_body">
      <style:text-properties style:font-name="Liberation Sans" fo:font-size="14.1000003814697pt" fo:font-weight="bold" officeooo:rsid="0006e85f" officeooo:paragraph-rsid="0006e85f" style:font-name-asian="Microsoft YaHei" style:font-size-asian="14.1000003814697pt" style:font-weight-asian="bold" style:font-name-complex="Mangal" style:font-size-complex="14.1000003814697pt" style:font-weight-complex="bold"/>
    </style:style>
    <style:style style:name="P3" style:family="paragraph" style:parent-style-name="Standard">
      <style:text-properties officeooo:rsid="0006e85f" officeooo:paragraph-rsid="0006e85f"/>
    </style:style>
    <style:style style:name="P4" style:family="paragraph" style:parent-style-name="Standard" style:list-style-name="L1">
      <style:text-properties officeooo:rsid="0006e85f" officeooo:paragraph-rsid="0006e85f"/>
    </style:style>
    <style:style style:name="P5" style:family="paragraph" style:parent-style-name="Heading_20_1">
      <style:text-properties officeooo:rsid="0006e85f" officeooo:paragraph-rsid="0006e85f"/>
    </style:style>
    <style:style style:name="P6" style:family="paragraph" style:parent-style-name="Text_20_body" style:list-style-name="L2">
      <style:text-properties officeooo:rsid="0006e85f" officeooo:paragraph-rsid="0006e85f"/>
    </style:style>
    <style:style style:name="P7" style:family="paragraph" style:parent-style-name="Text_20_body" style:list-style-name="L3">
      <style:text-properties officeooo:rsid="0006e85f" officeooo:paragraph-rsid="0006e85f"/>
    </style:style>
    <style:style style:name="P8" style:family="paragraph" style:parent-style-name="Text_20_body" style:list-style-name="L4">
      <style:text-properties officeooo:rsid="0006e85f" officeooo:paragraph-rsid="0006e85f"/>
    </style:style>
    <style:style style:name="P9" style:family="paragraph" style:parent-style-name="Text_20_body" style:list-style-name="L5">
      <style:text-properties officeooo:rsid="0006e85f" officeooo:paragraph-rsid="0006e85f"/>
    </style:style>
    <style:style style:name="P10" style:family="paragraph" style:parent-style-name="Text_20_body" style:list-style-name="L6">
      <style:text-properties officeooo:rsid="000a9b6a" officeooo:paragraph-rsid="000a9b6a"/>
    </style:style>
    <style:style style:name="T1" style:family="text">
      <style:text-properties officeooo:rsid="0006e85f"/>
    </style:style>
    <style:style style:name="T2" style:family="text">
      <style:text-properties style:font-name="Liberation Sans" fo:font-size="14.1000003814697pt" fo:font-weight="bold" style:font-name-asian="Microsoft YaHei" style:font-size-asian="14.1000003814697pt" style:font-weight-asian="bold" style:font-name-complex="Mangal" style:font-size-complex="14.1000003814697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O_DO_LIST </text:p>
      <text:p text:style-name="Title">Systeme Capharna<text:span text:style-name="T1">ü</text:span>m</text:p>
      <text:p text:style-name="P3"/>
      <text:p text:style-name="P3"/>
      <text:p text:style-name="P3"/>
      <text:p text:style-name="P3"/>
      <text:p text:style-name="P3"/>
      <text:h text:style-name="Heading_20_1" text:outline-level="1">Feuille de personnage </text:h>
      <text:p text:style-name="P3"/>
      <text:h text:style-name="Heading_20_2" text:outline-level="2">Gestions des combats</text:h>
      <text:h text:style-name="Heading_20_3" text:outline-level="3">Init</text:h>
      <text:list xml:id="list8281216823639927715" text:style-name="L1">
        <text:list-item>
          <text:p text:style-name="P4">Résoudre le Bug sur les rencontres</text:p>
        </text:list-item>
        <text:list-item>
          <text:p text:style-name="P4">Implémenter le jet d’init avec init max et jet de dés associés</text:p>
        </text:list-item>
        <text:list-item>
          <text:p text:style-name="P4">Gérer le tableau de rencontre</text:p>
        </text:list-item>
      </text:list>
      <text:p text:style-name="P3"/>
      <text:h text:style-name="Heading_20_3" text:outline-level="3">Gestion des armes</text:h>
      <text:list xml:id="list9190172288565564821" text:style-name="L2">
        <text:list-item>
          <text:p text:style-name="P6">Comment lancer une attaque ? </text:p>
        </text:list-item>
        <text:list-item>
          <text:p text:style-name="P6">Cliquer sur le bouton d’arme pour attaquer → toucher + dégat</text:p>
        </text:list-item>
      </text:list>
      <text:p text:style-name="P1"/>
      <text:p text:style-name="P2">CSS</text:p>
      <text:list xml:id="list426545025467020428" text:style-name="L3">
        <text:list-item>
          <text:p text:style-name="P7">Affichage propre des feuilles de personnage</text:p>
        </text:list-item>
      </text:list>
      <text:p text:style-name="P1">Lancer de dés</text:p>
      <text:list xml:id="list905116082540969287" text:style-name="L4">
        <text:list-item>
          <text:p text:style-name="P8">Refaire une fonction « propre de lancer de dés intégrant le « dice so nice »</text:p>
        </text:list-item>
      </text:list>
      <text:h text:style-name="P5" text:outline-level="1">Message chat</text:h>
      <text:p text:style-name="P1"/>
      <text:p text:style-name="P1"><text:span text:style-name="T2">CSS</text:span> </text:p>
      <text:list xml:id="list6716022059726008282" text:style-name="L5">
        <text:list-item>
          <text:p text:style-name="P9">Affichage « propre » des jets de compétences ou caractéristiques</text:p>
        </text:list-item>
      </text:list>
      <text:p text:style-name="P1"/>
      <text:p text:style-name="P1"/>
      <text:h text:style-name="Heading_20_1" text:outline-level="1"><text:soft-page-break/>Visual Code et GITHUB </text:h>
      <text:list xml:id="list3449318830348501426" text:style-name="L6">
        <text:list-item>
          <text:p text:style-name="P10">Comment faire des commit propres ? Ca buggu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7T15:02:00.060000000</meta:creation-date>
    <dc:date>2020-06-17T15:19:30.316000000</dc:date>
    <meta:editing-duration>PT7M19S</meta:editing-duration>
    <meta:editing-cycles>2</meta:editing-cycles>
    <meta:generator>LibreOffice/5.1.5.2$Windows_x86 LibreOffice_project/7a864d8825610a8c07cfc3bc01dd4fce6a9447e5</meta:generator>
    <meta:document-statistic meta:table-count="0" meta:image-count="0" meta:object-count="0" meta:page-count="2" meta:paragraph-count="20" meta:word-count="112" meta:character-count="596" meta:non-whitespace-character-count="508"/>
  </office:meta>
</office:document-meta>
</file>